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4.35cm" fo:min-width="26.6cm" draw:shadow-opacity="0%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 fo:min-height="1.55cm" fo:min-width="26.6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svg:stroke-color="#0066cc" draw:fill="solid" draw:fill-color="#000000" draw:opacity="0%" draw:textarea-horizontal-align="justify" draw:textarea-vertical-align="middle" draw:auto-grow-height="false" fo:min-height="11.95cm" fo:min-width="4.1cm" draw:shadow-opacity="0%"/>
    </style:style>
    <style:style style:name="gr5" style:family="graphic" style:parent-style-name="standard">
      <style:graphic-properties draw:fill-color="#0066cc" draw:opacity="0%" draw:textarea-horizontal-align="justify" draw:textarea-vertical-align="middle" draw:auto-grow-height="false" fo:min-height="5.15cm" fo:min-width="21.5cm" draw:shadow-opacity="0%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0.25cm" fo:min-width="4.3cm" draw:shadow-opacity="0%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25cm" fo:min-width="0.2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3.5cm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1cm" svg:height="14.6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1cm" svg:height="1.8cm" svg:x="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1cm" svg:height="1.1cm" svg:x="3.6cm" svg:y="0.85cm">
          <draw:text-box>
            <text:p text:style-name="P2"><text:span text:style-name="T1">Indigo Card Issuing</text:span></text:p>
          </draw:text-box>
        </draw:frame>
        <draw:custom-shape draw:style-name="gr4" draw:text-style-name="P1" draw:layer="layout" svg:width="4.6cm" svg:height="12.2cm" svg:x="0.7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2cm" svg:height="5.4cm" svg:x="5.5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5cm" svg:height="0.8cm" svg:x="6.1cm" svg:y="3cm">
          <draw:text-box>
            <text:p text:style-name="P3"><text:span text:style-name="T2">Issuer</text:span></text:p>
          </draw:text-box>
        </draw:frame>
        <draw:frame draw:style-name="gr6" draw:text-style-name="P3" draw:layer="layout" svg:width="4.5cm" svg:height="0.8cm" svg:x="6.1cm" svg:y="3.7cm">
          <draw:text-box>
            <text:p text:style-name="P3"><text:span text:style-name="T2">Branch</text:span></text:p>
          </draw:text-box>
        </draw:frame>
        <draw:frame draw:style-name="gr6" draw:text-style-name="P3" draw:layer="layout" svg:width="4.5cm" svg:height="0.8cm" svg:x="6.1cm" svg:y="4.4cm">
          <draw:text-box>
            <text:p text:style-name="P3"><text:span text:style-name="T2">Product</text:span></text:p>
          </draw:text-box>
        </draw:frame>
        <draw:g>
          <draw:custom-shape draw:style-name="gr7" draw:text-style-name="P1" draw:layer="layout" svg:width="4.8cm" svg:height="0.5cm" svg:x="8.8cm" svg:y="3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7cm" svg:height="0.5cm" svg:x="12.9cm" svg:y="3.8cm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1" draw:layer="layout" svg:width="4.8cm" svg:height="0.5cm" svg:x="8.8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7cm" svg:height="0.5cm" svg:x="12.9cm" svg:y="4.5cm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1" draw:layer="layout" svg:width="4.8cm" svg:height="0.5cm" svg:x="8.8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7cm" svg:height="0.5cm" svg:x="12.9cm" svg:y="5.3cm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1" draw:layer="layout" svg:width="4.8cm" svg:height="0.5cm" svg:x="8.8cm" svg:y="3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7cm" svg:height="0.5cm" svg:x="12.9cm" svg:y="3.1cm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3" draw:layer="layout" svg:width="4.5cm" svg:height="0.8cm" svg:x="6.1cm" svg:y="5.1cm">
          <draw:text-box>
            <text:p text:style-name="P3"><text:span text:style-name="T2">Priority</text:span></text:p>
          </draw:text-box>
        </draw:frame>
        <draw:custom-shape draw:style-name="gr9" draw:text-style-name="P4" draw:layer="layout" svg:width="4cm" svg:height="0.8cm" svg:x="9cm" svg:y="6.3cm">
          <text:p text:style-name="P1"><text:span text:style-name="T3">CREA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12:43:42.148000000</meta:creation-date>
    <dc:date>2014-08-19T13:17:48.864000000</dc:date>
    <meta:editing-duration>PT2M54S</meta:editing-duration>
    <meta:editing-cycles>1</meta:editing-cycles>
    <meta:document-statistic meta:object-count="22"/>
    <meta:generator>LibreOffice/4.3.0.4$Windows_x86 LibreOffice_project/62ad5818884a2fc2e5780dd45466868d41009ec0</meta:generator>
  </office:meta>
</office:document-meta>
</file>